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99" style:diagonal-bl-tr="none" style:diagonal-tl-br="none" fo:border="none" fo:padding="0.028in" style:rotation-align="none"/>
      <style:text-properties fo:color="#dee6e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121">
      <style:table-cell-properties fo:padding="0.028in"/>
    </style:style>
    <style:style style:name="ce3" style:family="table-cell" style:parent-style-name="Default">
      <style:table-cell-properties fo:background-color="#333399" fo:padding="0.028in"/>
      <style:text-properties fo:color="#dee6e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fo:background-color="#333399" style:diagonal-bl-tr="none" style:diagonal-tl-br="none" fo:border="none" fo:padding="0.028in" style:rotation-align="non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lculo con de fechas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Fecha de la Factura</text:p>
          </table:table-cell>
          <table:table-cell table:style-name="ce3" office:value-type="string" calcext:value-type="string">
            <text:p>Fecha actual</text:p>
          </table:table-cell>
          <table:table-cell table:style-name="ce4" table:number-columns-repeated="3"/>
          <table:table-cell table:style-name="ce1" office:value-type="string" calcext:value-type="string">
            <text:p>Días Pendientes</text:p>
          </table:table-cell>
        </table:table-row>
        <table:table-row table:style-name="ro1">
          <table:table-cell table:number-columns-repeated="5"/>
          <table:table-cell table:style-name="ce2" office:value-type="date" office:date-value="2019-05-14" calcext:value-type="date">
            <text:p>5/14/2019</text:p>
          </table:table-cell>
          <table:table-cell table:style-name="ce2" table:formula="of:=(TODAY())" office:value-type="date" office:date-value="2020-07-02" calcext:value-type="date">
            <text:p>7/2/2020</text:p>
          </table:table-cell>
          <table:table-cell table:style-name="ce5" table:number-columns-repeated="3"/>
          <table:table-cell table:style-name="ce5" table:formula="of:=DATEDIF([.F7];[.G7];&quot;d&quot;)" office:value-type="float" office:value="415" calcext:value-type="float">
            <text:p>415</text:p>
          </table:table-cell>
        </table:table-row>
        <table:table-row table:style-name="ro1">
          <table:table-cell table:number-columns-repeated="5"/>
          <table:table-cell table:style-name="ce2" office:value-type="date" office:date-value="2018-06-30" calcext:value-type="date">
            <text:p>6/30/2018</text:p>
          </table:table-cell>
          <table:table-cell table:style-name="ce2" table:formula="of:=(TODAY())" office:value-type="date" office:date-value="2020-07-02" calcext:value-type="date">
            <text:p>7/2/2020</text:p>
          </table:table-cell>
          <table:table-cell table:style-name="ce5" table:number-columns-repeated="3"/>
          <table:table-cell table:style-name="ce5" table:formula="of:=DATEDIF([.F8];[.G7];&quot;d&quot;)" office:value-type="float" office:value="733" calcext:value-type="float">
            <text:p>733</text:p>
          </table:table-cell>
        </table:table-row>
        <table:table-row table:style-name="ro1">
          <table:table-cell table:number-columns-repeated="5"/>
          <table:table-cell table:style-name="ce2" office:value-type="date" office:date-value="2019-02-28" calcext:value-type="date">
            <text:p>2/28/2019</text:p>
          </table:table-cell>
          <table:table-cell table:style-name="ce2" table:formula="of:=(TODAY())" office:value-type="date" office:date-value="2020-07-02" calcext:value-type="date">
            <text:p>7/2/2020</text:p>
          </table:table-cell>
          <table:table-cell table:style-name="ce5" table:number-columns-repeated="3"/>
          <table:table-cell table:style-name="ce5" table:formula="of:=DATEDIF([.F9];[.G8];&quot;d&quot;)" office:value-type="float" office:value="490" calcext:value-type="float">
            <text:p>490</text:p>
          </table:table-cell>
        </table:table-row>
        <table:table-row table:style-name="ro1">
          <table:table-cell table:number-columns-repeated="5"/>
          <table:table-cell table:style-name="ce2" office:value-type="date" office:date-value="2019-09-01" calcext:value-type="date">
            <text:p>9/1/2019</text:p>
          </table:table-cell>
          <table:table-cell table:style-name="ce2" table:formula="of:=(TODAY())" office:value-type="date" office:date-value="2020-07-02" calcext:value-type="date">
            <text:p>7/2/2020</text:p>
          </table:table-cell>
          <table:table-cell table:style-name="ce5" table:number-columns-repeated="3"/>
          <table:table-cell table:style-name="ce5" table:formula="of:=DATEDIF([.F10];[.G9];&quot;d&quot;)" office:value-type="float" office:value="305" calcext:value-type="float">
            <text:p>305</text:p>
          </table:table-cell>
        </table:table-row>
        <table:table-row table:style-name="ro1">
          <table:table-cell table:number-columns-repeated="5"/>
          <table:table-cell table:style-name="ce2" office:value-type="date" office:date-value="2020-03-03" calcext:value-type="date">
            <text:p>3/3/2020</text:p>
          </table:table-cell>
          <table:table-cell table:style-name="ce2" table:formula="of:=(TODAY())" office:value-type="date" office:date-value="2020-07-02" calcext:value-type="date">
            <text:p>7/2/2020</text:p>
          </table:table-cell>
          <table:table-cell table:style-name="ce5" table:number-columns-repeated="3"/>
          <table:table-cell table:style-name="ce5" table:formula="of:=DATEDIF([.F11];[.G10];&quot;d&quot;)"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table:style-name="ce2" office:value-type="date" office:date-value="2020-01-06" calcext:value-type="date">
            <text:p>1/6/2020</text:p>
          </table:table-cell>
          <table:table-cell table:style-name="ce2" table:formula="of:=(TODAY())" office:value-type="date" office:date-value="2020-07-02" calcext:value-type="date">
            <text:p>7/2/2020</text:p>
          </table:table-cell>
          <table:table-cell table:style-name="ce5" table:number-columns-repeated="3"/>
          <table:table-cell table:style-name="ce5" table:formula="of:=DATEDIF([.F12];[.G11];&quot;d&quot;)"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2" office:value-type="date" office:date-value="2020-05-02" calcext:value-type="date">
            <text:p>5/2/2020</text:p>
          </table:table-cell>
          <table:table-cell table:style-name="ce2" table:formula="of:=(TODAY())" office:value-type="date" office:date-value="2020-07-02" calcext:value-type="date">
            <text:p>7/2/2020</text:p>
          </table:table-cell>
          <table:table-cell table:style-name="ce5" table:number-columns-repeated="3"/>
          <table:table-cell table:style-name="ce5" table:formula="of:=DATEDIF([.F13];[.G12];&quot;d&quot;)"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" office:value-type="date" office:date-value="2020-04-21" calcext:value-type="date">
            <text:p>4/21/2020</text:p>
          </table:table-cell>
          <table:table-cell table:style-name="ce2" table:formula="of:=(TODAY())" office:value-type="date" office:date-value="2020-07-02" calcext:value-type="date">
            <text:p>7/2/2020</text:p>
          </table:table-cell>
          <table:table-cell table:style-name="ce5" table:number-columns-repeated="3"/>
          <table:table-cell table:style-name="ce5" table:formula="of:=DATEDIF([.F14];[.G13];&quot;d&quot;)" office:value-type="float" office:value="72" calcext:value-type="float">
            <text:p>72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lculo directo" table:style-name="ta1">
        <table:table-column table:style-name="co1" table:number-columns-repeated="5" table:default-cell-style-name="Default"/>
        <table:table-column table:style-name="co2" table:default-cell-style-name="ce2"/>
        <table:table-column table:style-name="co4" table:default-cell-style-name="ce5"/>
        <table:table-row table:style-name="ro1" table:number-rows-repeated="5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6" office:value-type="string" calcext:value-type="string">
            <text:p>Fecha de la Factura</text:p>
          </table:table-cell>
          <table:table-cell table:style-name="ce6" office:value-type="string" calcext:value-type="string">
            <text:p>Días Pendientes</text:p>
          </table:table-cell>
        </table:table-row>
        <table:table-row table:style-name="ro1">
          <table:table-cell table:number-columns-repeated="5"/>
          <table:table-cell office:value-type="date" office:date-value="2019-05-14" calcext:value-type="date">
            <text:p>5/14/2019</text:p>
          </table:table-cell>
          <table:table-cell table:formula="of:=DATEDIF([.F7];TODAY();&quot;d&quot;)" office:value-type="float" office:value="415" calcext:value-type="float">
            <text:p>415</text:p>
          </table:table-cell>
        </table:table-row>
        <table:table-row table:style-name="ro1">
          <table:table-cell table:number-columns-repeated="5"/>
          <table:table-cell office:value-type="date" office:date-value="2018-06-30" calcext:value-type="date">
            <text:p>6/30/2018</text:p>
          </table:table-cell>
          <table:table-cell table:formula="of:=DATEDIF([.F8];TODAY();&quot;d&quot;)" office:value-type="float" office:value="733" calcext:value-type="float">
            <text:p>733</text:p>
          </table:table-cell>
        </table:table-row>
        <table:table-row table:style-name="ro1">
          <table:table-cell table:number-columns-repeated="5"/>
          <table:table-cell office:value-type="date" office:date-value="2019-02-28" calcext:value-type="date">
            <text:p>2/28/2019</text:p>
          </table:table-cell>
          <table:table-cell table:formula="of:=DATEDIF([.F9];TODAY();&quot;d&quot;)" office:value-type="float" office:value="490" calcext:value-type="float">
            <text:p>490</text:p>
          </table:table-cell>
        </table:table-row>
        <table:table-row table:style-name="ro1">
          <table:table-cell table:number-columns-repeated="5"/>
          <table:table-cell office:value-type="date" office:date-value="2019-09-01" calcext:value-type="date">
            <text:p>9/1/2019</text:p>
          </table:table-cell>
          <table:table-cell table:formula="of:=DATEDIF([.F10];TODAY();&quot;d&quot;)" office:value-type="float" office:value="305" calcext:value-type="float">
            <text:p>305</text:p>
          </table:table-cell>
        </table:table-row>
        <table:table-row table:style-name="ro1">
          <table:table-cell table:number-columns-repeated="5"/>
          <table:table-cell office:value-type="date" office:date-value="2020-03-03" calcext:value-type="date">
            <text:p>3/3/2020</text:p>
          </table:table-cell>
          <table:table-cell table:formula="of:=DATEDIF([.F11];TODAY();&quot;d&quot;)" office:value-type="float" office:value="121" calcext:value-type="float">
            <text:p>121</text:p>
          </table:table-cell>
        </table:table-row>
        <table:table-row table:style-name="ro1">
          <table:table-cell table:number-columns-repeated="5"/>
          <table:table-cell office:value-type="date" office:date-value="2020-01-06" calcext:value-type="date">
            <text:p>1/6/2020</text:p>
          </table:table-cell>
          <table:table-cell table:formula="of:=DATEDIF([.F12];TODAY();&quot;d&quot;)"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office:value-type="date" office:date-value="2020-05-02" calcext:value-type="date">
            <text:p>5/2/2020</text:p>
          </table:table-cell>
          <table:table-cell table:formula="of:=DATEDIF([.F13];TODAY();&quot;d&quot;)"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office:value-type="date" office:date-value="2020-04-21" calcext:value-type="date">
            <text:p>4/21/2020</text:p>
          </table:table-cell>
          <table:table-cell table:formula="of:=DATEDIF([.F14];TODAY();&quot;d&quot;)"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0:50:30.2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o_20_con_20_de_20_fechas" style:display-name="PageStyle_Calculo con de fech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o_20_directo" style:display-name="PageStyle_Calculo direc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13:03:18.982000000</meta:creation-date>
    <dc:date>2020-07-02T10:52:13.219000000</dc:date>
    <meta:editing-duration>PT5M50S</meta:editing-duration>
    <meta:editing-cycles>2</meta:editing-cycles>
    <meta:generator>LibreOffice/6.4.4.2$Windows_X86_64 LibreOffice_project/3d775be2011f3886db32dfd395a6a6d1ca2630ff</meta:generator>
    <meta:document-statistic meta:table-count="2" meta:cell-count="45" meta:object-count="0"/>
  </office:meta>
</office:document-meta>
</file>